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4">
      <style:table-cell-properties fo:background-color="#ffff00"/>
      <style:text-properties style:font-name="Arial" fo:font-weight="normal" style:font-weight-asian="normal" style:font-weight-complex="normal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8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2]" office:value-type="currency" office:currency="EUR" office:value="105.951603044872" calcext:value-type="currency">
            <text:p>105.95 €</text:p>
          </table:table-cell>
          <table:table-cell table:style-name="ce13" table:formula="of:=[.B8]*[.C8]" office:value-type="currency" office:currency="EUR" office:value="105.951603044872" calcext:value-type="currency">
            <text:p>105.95 €</text:p>
          </table:table-cell>
          <table:table-cell table:style-name="ce8" office:value-type="string" calcext:value-type="string">
            <text:p>https://psylink.me/p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2]*3 + [.B34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27" table:formula="of:=SUM([.D14:.D30])/[.B13]" office:value-type="currency" office:currency="USD" office:value="48.9798051282051" calcext:value-type="currency">
            <text:p>$48.98</text:p>
          </table:table-cell>
          <table:table-cell table:style-name="ce13" table:formula="of:=[.B13]*[.C13]" office:value-type="currency" office:currency="EUR" office:value="48.9798051282051" calcext:value-type="currency">
            <text:p>48.98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31.87/6" office:value-type="currency" office:currency="EUR" office:value="5.31166666666667" calcext:value-type="currency">
            <text:p>5.31 €</text:p>
          </table:table-cell>
          <table:table-cell table:style-name="ce13" table:formula="of:=[.B14]*[.C14]" office:value-type="currency" office:currency="EUR" office:value="5.31166666666667" calcext:value-type="currency">
            <text:p>5.31 €</text:p>
          </table:table-cell>
          <table:table-cell office:value-type="string" calcext:value-type="string">
            <text:p>https://psylink.me/bp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18]*[.C18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19]*[.C19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0]*[.C20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1]*[.C21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2]*[.C22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3]*[.C23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4]*[.C24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5]*[.C25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6]*[.C26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13] * 0.75" office:value-type="float" office:value="0.75" calcext:value-type="float">
            <text:p>0.7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27]*[.C27]" office:value-type="currency" office:currency="EUR" office:value="0.21" calcext:value-type="currency">
            <text:p>0.21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28]*[.C28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29]*[.C29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0]*[.C30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3:.D51])/[.B32]" office:value-type="currency" office:currency="EUR" office:value="27.528" calcext:value-type="currency">
            <text:p>27.53 €</text:p>
          </table:table-cell>
          <table:table-cell table:style-name="ce13" table:formula="of:=[.B32]*[.C32]" office:value-type="currency" office:currency="EUR" office:value="55.056" calcext:value-type="currency">
            <text:p>55.06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2] * 1" office:value-type="float" office:value="2" calcext:value-type="float">
            <text:p>2</text:p>
          </table:table-cell>
          <table:table-cell table:style-name="ce11" table:formula="of:=29.88/9" office:value-type="currency" office:currency="EUR" office:value="3.32" calcext:value-type="currency">
            <text:p>3.32 €</text:p>
          </table:table-cell>
          <table:table-cell table:style-name="ce13" table:formula="of:=[.B33]*[.C33]" office:value-type="currency" office:currency="EUR" office:value="6.64" calcext:value-type="currency">
            <text:p>6.64 €</text:p>
          </table:table-cell>
          <table:table-cell table:style-name="Default" office:value-type="string" calcext:value-type="string">
            <text:p>https://psylink.me/b3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4]*[.C34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K, 1%, 0805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5]*[.C35]" office:value-type="currency" office:currency="EUR" office:value="0.072" calcext:value-type="currency">
            <text:p>0.07 €</text:p>
          </table:table-cell>
          <table:table-cell table:style-name="ce6" office:value-type="string" calcext:value-type="string">
            <text:p>https://www.reichelt.de/smd-widerstand-0805-1-0-kohm-125-mw-1--smd-0805-1-00k-p32886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6]*[.C36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2] * 4" office:value-type="float" office:value="8" calcext:value-type="float">
            <text:p>8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37]*[.C37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02" calcext:value-type="float">
            <text:p>0.02 </text:p>
          </table:table-cell>
          <table:table-cell table:style-name="ce13" table:formula="of:=[.B38]*[.C38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32] * 0.5"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.28 </text:p>
          </table:table-cell>
          <table:table-cell table:style-name="ce13" table:formula="of:=[.B39]*[.C39]" office:value-type="currency" office:currency="EUR" office:value="0.28" calcext:value-type="currency">
            <text:p>0.28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11" calcext:value-type="float">
            <text:p>0.11 </text:p>
          </table:table-cell>
          <table:table-cell table:style-name="ce13" table:formula="of:=[.B40]*[.C40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2] * 8" office:value-type="float" office:value="16" calcext:value-type="float">
            <text:p>16</text:p>
          </table:table-cell>
          <table:table-cell table:style-name="ce14" office:value-type="float" office:value="0.035" calcext:value-type="float">
            <text:p>0.04 </text:p>
          </table:table-cell>
          <table:table-cell table:style-name="ce13" table:formula="of:=[.B41]*[.C41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2:13:24.352872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2:17:53.779687174</dc:date>
    <meta:editing-duration>PT1H18M28S</meta:editing-duration>
    <meta:editing-cycles>38</meta:editing-cycles>
    <meta:generator>LibreOffice/6.4.7.2$Linux_X86_64 LibreOffice_project/40$Build-2</meta:generator>
    <meta:document-statistic meta:table-count="1" meta:cell-count="175" meta:object-count="0"/>
  </office:meta>
</office:document-meta>
</file>